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ff" style:font-name="Tahoma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>
        <style:tab-stops>
          <style:tab-stop style:position="3.8862in"/>
        </style:tab-stops>
      </style:paragraph-properties>
      <style:text-properties fo:font-variant="normal" fo:text-transform="none" fo:color="#3333ff" style:font-name="Tahoma" fo:font-size="9.75pt" fo:letter-spacing="normal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Standard">
      <style:paragraph-properties style:line-height-at-least="0.0693in" fo:text-align="justify" style:justify-single-word="false">
        <style:tab-stops>
          <style:tab-stop style:position="0.5728in"/>
          <style:tab-stop style:position="1.0937in"/>
          <style:tab-stop style:position="1.3634in"/>
        </style:tab-stops>
      </style:paragraph-properties>
    </style:style>
    <style:style style:name="P5" style:family="paragraph" style:parent-style-name="Standard">
      <style:paragraph-properties style:line-height-at-least="0.0693in" fo:text-align="justify" style:justify-single-word="false">
        <style:tab-stops>
          <style:tab-stop style:position="0.5728in"/>
          <style:tab-stop style:position="1.0937in"/>
          <style:tab-stop style:position="1.3634in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">
      <style:paragraph-properties style:line-height-at-least="0.0693in" fo:text-align="justify" style:justify-single-word="false">
        <style:tab-stops>
          <style:tab-stop style:position="0.5728in"/>
          <style:tab-stop style:position="1.0937in"/>
          <style:tab-stop style:position="1.3634in"/>
        </style:tab-stops>
      </style:paragraph-properties>
    </style:style>
    <style:style style:name="P8" style:family="paragraph" style:parent-style-name="Standard" style:list-style-name="">
      <style:paragraph-properties style:line-height-at-least="0.0693in" fo:text-align="justify" style:justify-single-word="false">
        <style:tab-stops>
          <style:tab-stop style:position="0.5728in"/>
          <style:tab-stop style:position="1.0937in"/>
          <style:tab-stop style:position="1.3634in"/>
        </style:tab-stops>
      </style:paragraph-properties>
      <style:text-properties fo:language="en" fo:country="US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ff" style:font-name="Tahoma" fo:font-size="9.75pt" fo:letter-spacing="normal" fo:font-style="normal" fo:font-weight="normal"/>
    </style:style>
    <style:style style:name="T1" style:family="text">
      <style:text-properties fo:font-variant="normal" fo:text-transform="none" fo:color="#3333ff" style:font-name="Tahoma" fo:font-size="9.75pt" fo:letter-spacing="normal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bjet : Stage en informatique</text:p>
      <text:p text:style-name="P12">Pièce-jointe : 1 curriculum vitae CV</text:p>
      <text:p text:style-name="P3"><text:span text:style-name="T1">Le 23 janvier 2012</text:span><text:line-break/></text:p>
      <text:p text:style-name="P3">Laetitia peux tu :</text:p>
      <text:list xml:id="list1626155457" text:style-name="L1">
        <text:list-item>
          <text:p text:style-name="P11">peux tu faire en sorte de bien organiser la lettre pour quelle soit utilisable pour trouver un stage et qu'elle soit professionnel</text:p>
        </text:list-item>
        <text:list-item>
          <text:p text:style-name="P11">corriger les fautes d'ortographe</text:p>
        </text:list-item>
        <text:list-item>
          <text:p text:style-name="P11">Améliorer mes phrases</text:p>
        </text:list-item>
        <text:list-item>
          <text:p text:style-name="P11">Faire vraiment quelque chose de bien ma chérie ^^</text:p>
        </text:list-item>
        <text:list-item>
          <text:p text:style-name="P11">Merci beaucoup j'espere que tu pourra m'aider et je t'aime</text:p>
        </text:list-item>
      </text:list>
      <text:p text:style-name="P3"/>
      <text:p text:style-name="P6">Benjamin Haddad</text:p>
      <text:p text:style-name="P6">Début du stage en mi-aout pour une durée de 4 mois <text:s text:c="150"/></text:p>
      <text:p text:style-name="P6"/>
      <text:p text:style-name="P5"><text:span text:style-name="T2">DIVERS</text:span> :</text:p>
      <text:p text:style-name="P4">-Projet de réaliser son propre jeux vidéo MMORPG en 2D (a écrit 400 pages sous office sur les idées principales)</text:p>
      <text:p text:style-name="P4">-Lit énormément de livre sur la programmation en générale et sur les jeux vidéos</text:p>
      <text:p text:style-name="P4">-Possède un compte youtube sur lequel j'ai partagé ma passion du jeux vidéo qui a été visionné 6 550 000 fois et qui est suivi par plus de 3 420 fans.</text:p>
      <text:p text:style-name="P4">-Vitesse de frappe de 95 mots par minute.</text:p>
      <text:p text:style-name="P5"><text:span text:style-name="T2">QUALITES PREMIERES</text:span> :</text:p>
      <text:p text:style-name="P4">Personne très ambitieuse et déterminé à réussir dans l'informatique. Beaucoup de sérieux et de ponctualité.</text:p>
      <text:p text:style-name="P4"/>
      <text:p text:style-name="P6"><text:s/></text:p>
      <text:p text:style-name="P6">Bonjour “nom de l'entreprise”, </text:p>
      <text:p text:style-name="P6"/>
      <text:p text:style-name="P6"><text:tab/>Etudiant en 1ère année en programmation informatique à Epitech, je rechercherai un stage d'une durer de 4 mois qui débutera à mi-aout dans un <text:s/>des domaines suivant: programmeur informatique, game programmeur, developpement web et création de site. J'ai choisi votre entreprise car elle est parfaitement adapté à ce que je recherche, par son activité qui est “type d'activité”.</text:p>
      <text:p text:style-name="P6"/>
      <text:p text:style-name="P6"/>
      <text:p text:style-name="P7"><text:span text:style-name="T2">Language de programmation</text:span> : C, base du PHP et de JavaScript</text:p>
      <text:p text:style-name="P7"><text:span text:style-name="T2">Shell </text:span>: Unix</text:p>
      <text:p text:style-name="P8"><text:span text:style-name="T2">Logiciels</text:span> : Excel, World, Access, Blocs Notes, koala et ciel(comptabilité), Unity (Editeur de jeux vidéo) </text:p>
      <text:p text:style-name="P7"><text:span text:style-name="T2">Langues parlées</text:span> : Anglais courament, Espagnol <text:s text:c="210"/></text:p>
      <text:p text:style-name="P6"><text:tab/>Grâce à Epitech, j'ai développé une adaptation à toute épreuve ainsi qu'une rapidité d'auto-apprentissage très rapide. J'aimerais </text:p>
      <text:p text:style-name="P6"/>
      <text:p text:style-name="P6"><text:tab/>Je pense avoir les qualités nécessaire car:</text:p>
      <text:p text:style-name="P6"><text:soft-page-break/></text:p>
      <text:p text:style-name="P6">Qualité :</text:p>
      <text:p text:style-name="P6">Passionné de l'informatique depuis mon plus jeune âge,</text:p>
      <text:p text:style-name="P6">acharné qui n'a pas peur de faire des journées pleine, en effet je tiens ce rythme depuis le début de mon année à Epitech.</text:p>
      <text:p text:style-name="P6">J'ai aussi développé ma vitesse de frappe ainsi qu'un bon rédactionnel en imaginant et écrivant mon projet sous word.</text:p>
      <text:p text:style-name="P6">Personne très curieuse, motivé qui s'interesse et s'investi lors de ces projets. très à l'écoute pour évoluer. <text:s text:c="320"/></text:p>
      <text:p text:style-name="P6">Profite de son temps libre pour apprendre le C, PHP, comment réaliser son propre jeux vidéo, faire du sport et sortir. <text:s/>J'ai récemment commencer à créer un jeu sous Unity. <text:s text:c="92"/></text:p>
      <text:p text:style-name="P6">je travaille actuellement sur un projet de faire un jeu vidéo très détaillé rien qu'une grosse partie de mes idées a été faite elle tient sur 300 pages, dire que les jeux vidéos sont ma passion c'est meme ce qui ma poussé a rentré a Epitech. <text:s text:c="159"/></text:p>
      <text:p text:style-name="P6">Je passe mon temps libre à me renseigner sur comment faire mon jeux vidéo et étudier la programmation afin d'arriver un jour à réaliser mon reve, d'autrepars en filmant ma passion via fraps et d'autres enregistr\</text:p>
      <text:p text:style-name="P6">eur vidéo m'a permit d'obtenir 6 500 000 vues sur youtube. Je suis disponible si vous le souhaité pour vous montrer ce que j'ai réalisé sous Unity en 2 jours de mon temps libre.</text:p>
      <text:p text:style-name="P6"/>
      <text:p text:style-name="P1"><text:tab/>Dans l'attente de vous rencontrer, je vous prie d'agréer, Madame, Monsieur, l'expression de mes salutations distinguées.</text:p>
      <text:p text:style-name="P2"><text:line-break/><text:tab/>HADDAD Benjami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3:58:17</meta:creation-date>
    <dc:date>2013-02-02T11:31:56</dc:date>
    <meta:editing-duration>PT2H35M12S</meta:editing-duration>
    <meta:editing-cycles>9</meta:editing-cycles>
    <meta:generator>LibreOffice/3.4$Unix LibreOffice_project/340m1$Build-1505</meta:generator>
    <meta:document-statistic meta:table-count="0" meta:image-count="0" meta:object-count="0" meta:page-count="2" meta:paragraph-count="38" meta:word-count="533" meta:character-count="4078" meta:non-whitespace-character-count="2638"/>
  </office:meta>
</office:document-meta>
</file>